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D9D9D9" style:cell-protect="protected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D9D9D9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9D9D9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7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9" style:family="table-cell" style:parent-style-name="Default" style:data-style-name="N3"/>
    <style:style style:name="ce20" style:family="table-cell" style:parent-style-name="Default" style:data-style-name="N38">
      <style:table-cell-properties style:vertical-align="middle" fo:background-color="#FFFFFF" style:cell-protect="none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D9D9D9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#D9D9D9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1.60513888888889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9.38388888888889cm" style:use-optimal-column-width="true"/>
    </style:style>
    <style:style style:name="co4" style:family="table-column">
      <style:table-column-properties fo:break-before="auto" style:column-width="7.90222222222222cm" style:use-optimal-column-width="true"/>
    </style:style>
    <style:style style:name="co5" style:family="table-column">
      <style:table-column-properties fo:break-before="auto" style:column-width="5.20347222222222cm" style:use-optimal-column-width="true"/>
    </style:style>
    <style:style style:name="co6" style:family="table-column">
      <style:table-column-properties fo:break-before="auto" style:column-width="2.45180555555556cm" style:use-optimal-column-width="true"/>
    </style:style>
    <style:style style:name="co7" style:family="table-column">
      <style:table-column-properties fo:break-before="auto" style:column-width="2.32833333333333cm" style:use-optimal-column-width="true"/>
    </style:style>
    <style:style style:name="co8" style:family="table-column">
      <style:table-column-properties fo:break-before="auto" style:column-width="3.43958333333333cm" style:use-optimal-column-width="true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auto" style:column-width="8.74888888888889cm" style:use-optimal-column-width="true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6.82625cm" style:use-optimal-column-width="true"/>
    </style:style>
    <style:style style:name="co13" style:family="table-column">
      <style:table-column-properties fo:break-before="auto" style:column-width="8.99583333333333cm" style:use-optimal-column-width="true"/>
    </style:style>
    <style:style style:name="co14" style:family="table-column">
      <style:table-column-properties fo:break-before="auto" style:column-width="5.87375cm" style:use-optimal-column-width="true"/>
    </style:style>
    <style:style style:name="co15" style:family="table-column">
      <style:table-column-properties fo:break-before="auto" style:column-width="5.62680555555556cm"/>
    </style:style>
    <style:style style:name="co16" style:family="table-column">
      <style:table-column-properties fo:break-before="auto" style:column-width="4.78013888888889cm"/>
    </style:style>
    <style:style style:name="co17" style:family="table-column">
      <style:table-column-properties fo:break-before="auto" style:column-width="5.87375cm"/>
    </style:style>
    <style:style style:name="co18" style:family="table-column">
      <style:table-column-properties fo:break-before="auto" style:column-width="5.09763888888889cm"/>
    </style:style>
    <style:style style:name="co19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42pt" style:use-optimal-row-height="false" fo:break-before="auto"/>
    </style:style>
    <style:style style:name="ro3" style:family="table-row">
      <style:table-row-properties style:row-height="48.65pt" style:use-optimal-row-height="false" fo:break-before="auto"/>
    </style:style>
    <style:style style:name="ro4" style:family="table-row">
      <style:table-row-properties style:row-height="31pt" style:use-optimal-row-height="true" fo:break-before="auto"/>
    </style:style>
    <style:style style:name="ro5" style:family="table-row">
      <style:table-row-properties style:row-height="15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7]));ISBLANK([.E7])))" style:apply-style-name="cf9" style:base-cell-address="Data_Sheet.E7"/>
      <style:map style:condition="of:is-true-formula(AND(NOT(ISBLANK([.C7]));ISBLANK([.E7])))" style:apply-style-name="cf9" style:base-cell-address="Data_Sheet.E7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7]));ISBLANK([.D7])))" style:apply-style-name="cf9" style:base-cell-address="Data_Sheet.D7"/>
      <style:map style:condition="of:is-true-formula(AND(NOT(ISBLANK([.$C7]));ISBLANK([.D7])))" style:apply-style-name="cf9" style:base-cell-address="Data_Sheet.D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8]));ISBLANK([.D8])))" style:apply-style-name="cf9" style:base-cell-address="Data_Sheet.D8"/>
      <style:map style:condition="of:is-true-formula(AND(NOT(ISBLANK([.$C8]));ISBLANK([.D8])))" style:apply-style-name="cf9" style:base-cell-address="Data_Sheet.D8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8]));ISBLANK([.D8])))" style:apply-style-name="cf9" style:base-cell-address="Data_Sheet.D8"/>
      <style:map style:condition="of:is-true-formula(AND(NOT(ISBLANK([.$C9]));ISBLANK([.D9])))" style:apply-style-name="cf9" style:base-cell-address="Data_Sheet.D9"/>
      <style:map style:condition="of:is-true-formula(AND(NOT(ISBLANK([.$C9]));ISBLANK([.D9])))" style:apply-style-name="cf9" style:base-cell-address="Data_Sheet.D9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4]));ISBLANK([.E4])))" style:apply-style-name="cf9" style:base-cell-address="Data_Sheet.E4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8]));ISBLANK([.E8])))" style:apply-style-name="cf9" style:base-cell-address="Data_Sheet.E8"/>
      <style:map style:condition="of:is-true-formula(AND(NOT(ISBLANK([.C8]));ISBLANK([.E8])))" style:apply-style-name="cf9" style:base-cell-address="Data_Sheet.E8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4]));ISBLANK([.D4])))" style:apply-style-name="cf9" style:base-cell-address="Data_Sheet.D4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6]));ISBLANK([.E6])))" style:apply-style-name="cf9" style:base-cell-address="Data_Sheet.E6"/>
      <style:map style:condition="of:is-true-formula(AND(NOT(ISBLANK([.C6]));ISBLANK([.E6])))" style:apply-style-name="cf9" style:base-cell-address="Data_Sheet.E6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6]));ISBLANK([.D6])))" style:apply-style-name="cf9" style:base-cell-address="Data_Sheet.D6"/>
      <style:map style:condition="of:is-true-formula(AND(NOT(ISBLANK([.$C6]));ISBLANK([.D6])))" style:apply-style-name="cf9" style:base-cell-address="Data_Sheet.D6"/>
    </style:style>
    <style:style style:name="ce3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</style:style>
    <style:style style:name="ce3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9" style:base-cell-address="Data_Sheet.F4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G4])))" style:apply-style-name="cf9" style:base-cell-address="Data_Sheet.G4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</style:style>
    <style:style style:name="ce3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</style:style>
    <style:style style:name="ce4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I4])))" style:apply-style-name="cf9" style:base-cell-address="Data_Sheet.I4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</style:style>
    <style:style style:name="ce4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</style:style>
    <style:style style:name="ce4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K4])))" style:apply-style-name="cf9" style:base-cell-address="Data_Sheet.K4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</style:style>
    <style:style style:name="ce4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</style:style>
    <style:style style:name="ce4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9" style:base-cell-address="Data_Sheet.M4"/>
    </style:style>
    <style:style style:name="ce5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</style:style>
    <style:style style:name="ce5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9" style:base-cell-address="Data_Sheet.N4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O4])))" style:apply-style-name="cf9" style:base-cell-address="Data_Sheet.O4"/>
    </style:style>
    <style:style style:name="ce5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9]));ISBLANK([.P9])))" style:apply-style-name="cf9" style:base-cell-address="Data_Sheet.P9"/>
    </style:style>
    <style:style style:name="ce5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Q4])))" style:apply-style-name="cf9" style:base-cell-address="Data_Sheet.Q4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9]));ISBLANK([.Q9])))" style:apply-style-name="cf9" style:base-cell-address="Data_Sheet.Q9"/>
    </style:style>
    <style:style style:name="ce5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6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8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0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0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E4]));ISBLANK([.AD4])))" style:apply-style-name="cf9" style:base-cell-address="Data_Sheet.AD4"/>
      <style:map style:condition="of:is-true-formula(AND(NOT(ISBLANK([.AE4]));ISBLANK([.AD4])))" style:apply-style-name="cf9" style:base-cell-address="Data_Sheet.AD4"/>
    </style:style>
    <style:style style:name="ce107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" table:condition="of:cell-content-is-decimal-number() and cell-content-is-between(0,[.F4])" table:base-cell-address="Data_Sheet.G4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000000000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6342" table:default-cell-style-name="ce1"/>
        <table:table-row table:style-name="ro1">
          <table:table-cell office:value-type="string" table:number-columns-spanned="1" table:number-rows-spanned="3" table:style-name="ce21">
            <text:p>Year</text:p>
          </table:table-cell>
          <table:table-cell office:value-type="string" table:number-columns-spanned="1" table:number-rows-spanned="3" table:style-name="ce21">
            <text:p>Month</text:p>
          </table:table-cell>
          <table:table-cell office:value-type="string" table:number-columns-spanned="1" table:number-rows-spanned="3" table:content-validation-name="val2" table:style-name="ce22">
            <text:p>Organisation name</text:p>
          </table:table-cell>
          <table:table-cell office:value-type="string" table:number-columns-spanned="1" table:number-rows-spanned="3" table:content-validation-name="val2" table:style-name="ce22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22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2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23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22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3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2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2">
            <text:p>Grand Total paybill/staffing (payroll and non-payroll) costs</text:p>
          </table:table-cell>
          <table:table-cell table:number-columns-repeated="1634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2">
            <text:p>AO/AA</text:p>
          </table:table-cell>
          <table:covered-table-cell/>
          <table:table-cell office:value-type="string" table:number-columns-spanned="2" table:number-rows-spanned="1" table:style-name="ce22">
            <text:p>EO</text:p>
          </table:table-cell>
          <table:covered-table-cell/>
          <table:table-cell office:value-type="string" table:number-columns-spanned="2" table:number-rows-spanned="1" table:style-name="ce22">
            <text:p>SEO/HEO</text:p>
          </table:table-cell>
          <table:covered-table-cell/>
          <table:table-cell office:value-type="string" table:number-columns-spanned="2" table:number-rows-spanned="1" table:style-name="ce22">
            <text:p>Grade 6/7</text:p>
          </table:table-cell>
          <table:covered-table-cell/>
          <table:table-cell office:value-type="string" table:number-columns-spanned="2" table:number-rows-spanned="1" table:style-name="ce22">
            <text:p>SCS</text:p>
          </table:table-cell>
          <table:covered-table-cell/>
          <table:table-cell office:value-type="string" table:number-columns-spanned="2" table:number-rows-spanned="1" table:style-name="ce22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2" table:style-name="ce22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2">
            <text:p>Agency staff</text:p>
          </table:table-cell>
          <table:covered-table-cell/>
          <table:table-cell office:value-type="string" table:number-columns-spanned="2" table:number-rows-spanned="1" table:style-name="ce23">
            <text:p>Interim managers</text:p>
          </table:table-cell>
          <table:covered-table-cell/>
          <table:table-cell office:value-type="string" table:number-columns-spanned="2" table:number-rows-spanned="1" table:style-name="ce23">
            <text:p>Specialist Contractors</text:p>
          </table:table-cell>
          <table:covered-table-cell/>
          <table:table-cell office:value-type="string" table:number-columns-spanned="2" table:number-rows-spanned="1" table:style-name="ce23">
            <text:p>Consultants/consultancy</text:p>
          </table:table-cell>
          <table:covered-table-cell/>
          <table:table-cell office:value-type="string" table:number-columns-spanned="2" table:number-rows-spanned="1" table:style-name="ce22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2">
            <text:p>Salary</text:p>
          </table:table-cell>
          <table:table-cell office:value-type="string" table:number-columns-spanned="1" table:number-rows-spanned="2" table:style-name="ce22">
            <text:p>Allowances</text:p>
          </table:table-cell>
          <table:table-cell office:value-type="string" table:number-columns-spanned="1" table:number-rows-spanned="2" table:style-name="ce22">
            <text:p>Non-consolidated performance payments</text:p>
          </table:table-cell>
          <table:table-cell office:value-type="string" table:number-columns-spanned="1" table:number-rows-spanned="2" table:style-name="ce22">
            <text:p>Overtime</text:p>
          </table:table-cell>
          <table:table-cell office:value-type="string" table:number-columns-spanned="1" table:number-rows-spanned="2" table:style-name="ce22">
            <text:p>Employer pension contributions</text:p>
          </table:table-cell>
          <table:table-cell office:value-type="string" table:number-columns-spanned="1" table:number-rows-spanned="2" table:style-name="ce22">
            <text:p>Employer national insurance contributions</text:p>
          </table:table-cell>
          <table:table-cell office:value-type="string" table:number-columns-spanned="1" table:number-rows-spanned="2" table:style-name="ce22">
            <text:p>Total paybill for payroll staff</text:p>
          </table:table-cell>
          <table:table-cell office:value-type="string" table:number-columns-spanned="1" table:number-rows-spanned="2" table:style-name="ce22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2">
            <text:p>Total monthly cost of consultants/</text:p>
            <text:p>consultancy</text:p>
          </table:table-cell>
          <table:table-cell office:value-type="string" table:number-columns-spanned="1" table:number-rows-spanned="2" table:style-name="ce22">
            <text:p>Total non-payroll (CCL) staff costs</text:p>
          </table:table-cell>
          <table:covered-table-cell/>
          <table:table-cell table:number-columns-repeated="1634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2"/>
        </table:table-row>
        <table:table-row table:style-name="ro1">
          <table:table-cell office:value-type="float" office:value="2021" table:style-name="ce5">
            <text:p>2021</text:p>
          </table:table-cell>
          <table:table-cell office:value-type="string" table:style-name="ce5">
            <text:p>November</text:p>
          </table:table-cell>
          <table:table-cell office:value-type="string" table:style-name="ce6">
            <text:p>Home Office (excl agencies)</text:p>
          </table:table-cell>
          <table:table-cell office:value-type="string" table:style-name="ce30">
            <text:p>Ministerial Department</text:p>
          </table:table-cell>
          <table:table-cell office:value-type="string" table:style-name="ce28">
            <text:p>Home Office</text:p>
          </table:table-cell>
          <table:table-cell office:value-type="float" office:value="7526" table:content-validation-name="val4" table:style-name="ce36">
            <text:p>7526</text:p>
          </table:table-cell>
          <table:table-cell office:value-type="float" office:value="6703.7570000000187" table:content-validation-name="val3" table:style-name="ce37">
            <text:p>6703.76</text:p>
          </table:table-cell>
          <table:table-cell office:value-type="float" office:value="14654" table:content-validation-name="val4" table:style-name="ce39">
            <text:p>14654</text:p>
          </table:table-cell>
          <table:table-cell office:value-type="float" office:value="13379.554999999877" table:content-validation-name="val3" table:style-name="ce41">
            <text:p>13379.55</text:p>
          </table:table-cell>
          <table:table-cell office:value-type="float" office:value="9402" table:content-validation-name="val4" table:style-name="ce43">
            <text:p>9402</text:p>
          </table:table-cell>
          <table:table-cell office:value-type="float" office:value="9112.7019999999829" table:content-validation-name="val3" table:style-name="ce45">
            <text:p>9112.70</text:p>
          </table:table-cell>
          <table:table-cell office:value-type="float" office:value="3745" table:content-validation-name="val4" table:style-name="ce48">
            <text:p>3745</text:p>
          </table:table-cell>
          <table:table-cell office:value-type="float" office:value="3664.945000000002" table:content-validation-name="val3" table:style-name="ce50">
            <text:p>3664.95</text:p>
          </table:table-cell>
          <table:table-cell office:value-type="float" office:value="301" table:content-validation-name="val4" table:style-name="ce52">
            <text:p>301</text:p>
          </table:table-cell>
          <table:table-cell office:value-type="float" office:value="295.44799999999998" table:content-validation-name="val3" table:style-name="ce54">
            <text:p>295.45</text:p>
          </table:table-cell>
          <table:table-cell office:value-type="float" office:value="224" table:content-validation-name="val4" table:style-name="ce56">
            <text:p>224</text:p>
          </table:table-cell>
          <table:table-cell office:value-type="float" office:value="217.52400000000003" table:content-validation-name="val3" table:style-name="ce57">
            <text:p>217.52</text:p>
          </table:table-cell>
          <table:table-cell office:value-type="float" office:value="35852" table:content-validation-name="val2" table:style-name="ce59">
            <text:p>35,852</text:p>
          </table:table-cell>
          <table:table-cell office:value-type="float" office:value="33373.930999999873" table:content-validation-name="val2" table:style-name="ce60">
            <text:p>33,373.93</text:p>
          </table:table-cell>
          <table:table-cell office:value-type="float" office:value="4348" table:style-name="ce62">
            <text:p>4348</text:p>
          </table:table-cell>
          <table:table-cell office:value-type="float" office:value="4224.8099999999977" table:style-name="ce65">
            <text:p>4224.81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4">
            <text:p>0.0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4">
            <text:p>0.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103">
            <text:p>0</text:p>
          </table:table-cell>
          <table:table-cell office:value-type="float" office:value="4348" table:style-name="ce104">
            <text:p>4,348</text:p>
          </table:table-cell>
          <table:table-cell office:value-type="float" office:value="4224.8099999999977" table:style-name="ce105">
            <text:p>4,224.81</text:p>
          </table:table-cell>
          <table:table-cell office:value-type="float" office:value="40200" table:content-validation-name="val2" table:style-name="ce106">
            <text:p>40,200</text:p>
          </table:table-cell>
          <table:table-cell office:value-type="float" office:value="37598.740999999871" table:content-validation-name="val2" table:style-name="ce107">
            <text:p>37,598.74</text:p>
          </table:table-cell>
          <table:table-cell office:value-type="currency" office:value="95529403.530000016" table:content-validation-name="val1" table:style-name="ce15">
            <text:p>£95,529,403.53</text:p>
          </table:table-cell>
          <table:table-cell office:value-type="currency" office:value="9162973.97000001" table:content-validation-name="val1" table:style-name="ce15">
            <text:p>£9,162,973.97</text:p>
          </table:table-cell>
          <table:table-cell office:value-type="currency" office:value="600749.36" table:content-validation-name="val1" table:style-name="ce15">
            <text:p>£600,749.36</text:p>
          </table:table-cell>
          <table:table-cell office:value-type="currency" office:value="2844752.59" table:content-validation-name="val1" table:style-name="ce15">
            <text:p>£2,844,752.59</text:p>
          </table:table-cell>
          <table:table-cell office:value-type="currency" office:value="26925137.400000002" table:content-validation-name="val1" table:style-name="ce15">
            <text:p>£26,925,137.40</text:p>
          </table:table-cell>
          <table:table-cell office:value-type="currency" office:value="10640474.870000001" table:content-validation-name="val1" table:style-name="ce15">
            <text:p>£10,640,474.87</text:p>
          </table:table-cell>
          <table:table-cell office:value-type="currency" office:value="145703491.72000003" table:style-name="ce16">
            <text:p>£145,703,491.72</text:p>
          </table:table-cell>
          <table:table-cell office:value-type="currency" office:value="11820471.540000001" table:content-validation-name="val1" table:style-name="ce17">
            <text:p>£11,820,471.54</text:p>
          </table:table-cell>
          <table:table-cell office:value-type="currency" office:value="4036848.0299999993" table:content-validation-name="val1" table:style-name="ce17">
            <text:p>£4,036,848.03</text:p>
          </table:table-cell>
          <table:table-cell office:value-type="currency" office:value="15857319.57" table:style-name="ce16">
            <text:p>£15,857,319.57</text:p>
          </table:table-cell>
          <table:table-cell office:value-type="currency" office:value="161560811.29000002" table:style-name="ce18">
            <text:p>£161,560,811.29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November</text:p>
          </table:table-cell>
          <table:table-cell office:value-type="string" table:style-name="ce6">
            <text:p>Disclosure and Barring Service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2">
            <text:p>Home Office</text:p>
          </table:table-cell>
          <table:table-cell office:value-type="float" office:value="346" table:content-validation-name="val4" table:style-name="ce36">
            <text:p>346</text:p>
          </table:table-cell>
          <table:table-cell office:value-type="float" office:value="278.33162162029976" table:content-validation-name="val3" table:style-name="ce37">
            <text:p>278.33</text:p>
          </table:table-cell>
          <table:table-cell office:value-type="float" office:value="305" table:content-validation-name="val4" table:style-name="ce39">
            <text:p>305</text:p>
          </table:table-cell>
          <table:table-cell office:value-type="float" office:value="272.38691891880012" table:content-validation-name="val3" table:style-name="ce41">
            <text:p>272.39</text:p>
          </table:table-cell>
          <table:table-cell office:value-type="float" office:value="381" table:content-validation-name="val4" table:style-name="ce43">
            <text:p>381</text:p>
          </table:table-cell>
          <table:table-cell office:value-type="float" office:value="367.29513513509994" table:content-validation-name="val3" table:style-name="ce45">
            <text:p>367.30</text:p>
          </table:table-cell>
          <table:table-cell office:value-type="float" office:value="77" table:content-validation-name="val4" table:style-name="ce48">
            <text:p>77</text:p>
          </table:table-cell>
          <table:table-cell office:value-type="float" office:value="75.310810810799993" table:content-validation-name="val3" table:style-name="ce50">
            <text:p>75.31</text:p>
          </table:table-cell>
          <table:table-cell office:value-type="float" office:value="12" table:content-validation-name="val4" table:style-name="ce52">
            <text:p>12</text:p>
          </table:table-cell>
          <table:table-cell office:value-type="float" office:value="12" table:content-validation-name="val3" table:style-name="ce54">
            <text:p>12.00</text:p>
          </table:table-cell>
          <table:table-cell office:value-type="float" office:value="6" table:content-validation-name="val4" table:style-name="ce56">
            <text:p>6</text:p>
          </table:table-cell>
          <table:table-cell office:value-type="float" office:value="5.4" table:content-validation-name="val3" table:style-name="ce57">
            <text:p>5.40</text:p>
          </table:table-cell>
          <table:table-cell office:value-type="float" office:value="1127" table:content-validation-name="val2" table:style-name="ce59">
            <text:p>1,127</text:p>
          </table:table-cell>
          <table:table-cell office:value-type="float" office:value="1010.7244864849998" table:content-validation-name="val2" table:style-name="ce60">
            <text:p>1,010.72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64">
            <text:p>0.00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2">
            <text:p>0.00</text:p>
          </table:table-cell>
          <table:table-cell office:value-type="float" office:value="13" table:style-name="ce91">
            <text:p>13</text:p>
          </table:table-cell>
          <table:table-cell office:value-type="float" office:value="13" table:style-name="ce93">
            <text:p>13.0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13" table:style-name="ce104">
            <text:p>13</text:p>
          </table:table-cell>
          <table:table-cell office:value-type="float" office:value="13" table:style-name="ce105">
            <text:p>13.00</text:p>
          </table:table-cell>
          <table:table-cell office:value-type="float" office:value="1140" table:content-validation-name="val2" table:style-name="ce106">
            <text:p>1,140</text:p>
          </table:table-cell>
          <table:table-cell office:value-type="float" office:value="1023.7244864849998" table:content-validation-name="val2" table:style-name="ce107">
            <text:p>1,023.72</text:p>
          </table:table-cell>
          <table:table-cell office:value-type="currency" office:value="2570166.0299999998" table:content-validation-name="val1" table:style-name="ce15">
            <text:p>£2,570,166.03</text:p>
          </table:table-cell>
          <table:table-cell office:value-type="currency" office:value="15582.46" table:content-validation-name="val1" table:style-name="ce15">
            <text:p>£15,582.46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250945.16" table:content-validation-name="val1" table:style-name="ce15">
            <text:p>£250,945.16</text:p>
          </table:table-cell>
          <table:table-cell office:value-type="currency" office:value="693331.78" table:style-name="ce15">
            <text:p>£693,331.78</text:p>
          </table:table-cell>
          <table:table-cell office:value-type="currency" office:value="290369.05" table:content-validation-name="val1" table:style-name="ce15">
            <text:p>£290,369.05</text:p>
          </table:table-cell>
          <table:table-cell office:value-type="currency" office:value="3820394.4799999995" table:style-name="ce16">
            <text:p>£3,820,394.48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306843.12" table:content-validation-name="val1" table:style-name="ce17">
            <text:p>£306,843.12</text:p>
          </table:table-cell>
          <table:table-cell office:value-type="currency" office:value="306843.12" table:style-name="ce16">
            <text:p>£306,843.12</text:p>
          </table:table-cell>
          <table:table-cell office:value-type="currency" office:value="4127237.5999999996" table:style-name="ce18">
            <text:p>£4,127,237.60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November</text:p>
          </table:table-cell>
          <table:table-cell office:value-type="string" table:style-name="ce6">
            <text:p>Independent Police Complaints Commission</text:p>
          </table:table-cell>
          <table:table-cell office:value-type="string" table:style-name="ce34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184" table:content-validation-name="val4" table:style-name="ce36">
            <text:p>184</text:p>
          </table:table-cell>
          <table:table-cell office:value-type="float" office:value="177.8" table:content-validation-name="val3" table:style-name="ce37">
            <text:p>177.80</text:p>
          </table:table-cell>
          <table:table-cell office:value-type="float" office:value="466" table:content-validation-name="val4" table:style-name="ce39">
            <text:p>466</text:p>
          </table:table-cell>
          <table:table-cell office:value-type="float" office:value="445.9" table:content-validation-name="val3" table:style-name="ce41">
            <text:p>445.90</text:p>
          </table:table-cell>
          <table:table-cell office:value-type="float" office:value="300" table:content-validation-name="val4" table:style-name="ce43">
            <text:p>300</text:p>
          </table:table-cell>
          <table:table-cell office:value-type="float" office:value="292" table:content-validation-name="val3" table:style-name="ce45">
            <text:p>292.00</text:p>
          </table:table-cell>
          <table:table-cell office:value-type="float" office:value="43" table:content-validation-name="val4" table:style-name="ce48">
            <text:p>43</text:p>
          </table:table-cell>
          <table:table-cell office:value-type="float" office:value="42.8" table:content-validation-name="val3" table:style-name="ce50">
            <text:p>42.80</text:p>
          </table:table-cell>
          <table:table-cell office:value-type="float" office:value="14" table:content-validation-name="val4" table:style-name="ce52">
            <text:p>14</text:p>
          </table:table-cell>
          <table:table-cell office:value-type="float" office:value="13.6" table:content-validation-name="val3" table:style-name="ce54">
            <text:p>13.60</text:p>
          </table:table-cell>
          <table:table-cell office:value-type="float" office:value="1" table:content-validation-name="val4" table:style-name="ce56">
            <text:p>1</text:p>
          </table:table-cell>
          <table:table-cell office:value-type="float" office:value="1" table:content-validation-name="val3" table:style-name="ce57">
            <text:p>1.00</text:p>
          </table:table-cell>
          <table:table-cell office:value-type="float" office:value="1008" table:content-validation-name="val2" table:style-name="ce59">
            <text:p>1,008</text:p>
          </table:table-cell>
          <table:table-cell office:value-type="float" office:value="973.1" table:content-validation-name="val2" table:style-name="ce60">
            <text:p>973.10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6">
            <text:p>2.00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83">
            <text:p>0.00</text:p>
          </table:table-cell>
          <table:table-cell office:value-type="float" office:value="1" table:style-name="ce96">
            <text:p>1</text:p>
          </table:table-cell>
          <table:table-cell office:value-type="float" office:value="1" table:style-name="ce95">
            <text:p>1.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3" table:style-name="ce104">
            <text:p>3</text:p>
          </table:table-cell>
          <table:table-cell office:value-type="float" office:value="3" table:style-name="ce105">
            <text:p>3.00</text:p>
          </table:table-cell>
          <table:table-cell office:value-type="float" office:value="1011" table:content-validation-name="val2" table:style-name="ce106">
            <text:p>1,011</text:p>
          </table:table-cell>
          <table:table-cell office:value-type="float" office:value="976.1" table:content-validation-name="val2" table:style-name="ce107">
            <text:p>976.10</text:p>
          </table:table-cell>
          <table:table-cell office:value-type="currency" office:value="3067931" table:content-validation-name="val1" table:style-name="ce15">
            <text:p>£3,067,931.00</text:p>
          </table:table-cell>
          <table:table-cell office:value-type="currency" office:value="33281" table:content-validation-name="val1" table:style-name="ce15">
            <text:p>£33,281.00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18927" table:content-validation-name="val1" table:style-name="ce15">
            <text:p>£18,927.00</text:p>
          </table:table-cell>
          <table:table-cell office:value-type="currency" office:value="811093" table:content-validation-name="val1" table:style-name="ce15">
            <text:p>£811,093.00</text:p>
          </table:table-cell>
          <table:table-cell office:value-type="currency" office:value="352120" table:content-validation-name="val1" table:style-name="ce15">
            <text:p>£352,120.00</text:p>
          </table:table-cell>
          <table:table-cell office:value-type="currency" office:value="4283352" table:style-name="ce16">
            <text:p>£4,283,352.00</text:p>
          </table:table-cell>
          <table:table-cell office:value-type="currency" office:value="21972" table:content-validation-name="val1" table:style-name="ce17">
            <text:p>£21,972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21972" table:style-name="ce16">
            <text:p>£21,972.00</text:p>
          </table:table-cell>
          <table:table-cell office:value-type="currency" office:value="4305324" table:style-name="ce18">
            <text:p>£4,305,324.00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November</text:p>
          </table:table-cell>
          <table:table-cell office:value-type="string" table:style-name="ce6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8" table:content-validation-name="val4" table:style-name="ce36">
            <text:p>8</text:p>
          </table:table-cell>
          <table:table-cell office:value-type="float" office:value="7.6" table:content-validation-name="val3" table:style-name="ce37">
            <text:p>7.60</text:p>
          </table:table-cell>
          <table:table-cell office:value-type="float" office:value="8" table:content-validation-name="val4" table:style-name="ce39">
            <text:p>8</text:p>
          </table:table-cell>
          <table:table-cell office:value-type="float" office:value="7.8" table:content-validation-name="val3" table:style-name="ce41">
            <text:p>7.80</text:p>
          </table:table-cell>
          <table:table-cell office:value-type="float" office:value="35" table:content-validation-name="val4" table:style-name="ce43">
            <text:p>35</text:p>
          </table:table-cell>
          <table:table-cell office:value-type="float" office:value="35" table:content-validation-name="val3" table:style-name="ce45">
            <text:p>35.00</text:p>
          </table:table-cell>
          <table:table-cell office:value-type="float" office:value="5" table:content-validation-name="val4" table:style-name="ce48">
            <text:p>5</text:p>
          </table:table-cell>
          <table:table-cell office:value-type="float" office:value="5" table:content-validation-name="val3" table:style-name="ce50">
            <text:p>5.00</text:p>
          </table:table-cell>
          <table:table-cell office:value-type="float" office:value="1" table:content-validation-name="val4" table:style-name="ce52">
            <text:p>1</text:p>
          </table:table-cell>
          <table:table-cell office:value-type="float" office:value="0.8" table:content-validation-name="val3" table:style-name="ce54">
            <text:p>0.80</text:p>
          </table:table-cell>
          <table:table-cell office:value-type="float" office:value="0" table:content-validation-name="val4" table:style-name="ce56">
            <text:p>0</text:p>
          </table:table-cell>
          <table:table-cell office:value-type="float" office:value="0" table:content-validation-name="val3" table:style-name="ce57">
            <text:p>0.00</text:p>
          </table:table-cell>
          <table:table-cell office:value-type="float" office:value="57" table:content-validation-name="val2" table:style-name="ce59">
            <text:p>57</text:p>
          </table:table-cell>
          <table:table-cell office:value-type="float" office:value="56.199999999999996" table:content-validation-name="val2" table:style-name="ce60">
            <text:p>56.2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78">
            <text:p>0.00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0">
            <text:p>0.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105">
            <text:p>0.00</text:p>
          </table:table-cell>
          <table:table-cell office:value-type="float" office:value="57" table:content-validation-name="val2" table:style-name="ce106">
            <text:p>57</text:p>
          </table:table-cell>
          <table:table-cell office:value-type="float" office:value="56.199999999999996" table:content-validation-name="val2" table:style-name="ce107">
            <text:p>56.20</text:p>
          </table:table-cell>
          <table:table-cell office:value-type="currency" office:value="183263.45" table:content-validation-name="val1" table:style-name="ce15">
            <text:p>£183,263.45</text:p>
          </table:table-cell>
          <table:table-cell office:value-type="currency" office:value="333.33" table:content-validation-name="val1" table:style-name="ce15">
            <text:p>£333.33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46092.6" table:content-validation-name="val1" table:style-name="ce15">
            <text:p>£46,092.60</text:p>
          </table:table-cell>
          <table:table-cell office:value-type="currency" office:value="19539.060000000001" table:content-validation-name="val1" table:style-name="ce15">
            <text:p>£19,539.06</text:p>
          </table:table-cell>
          <table:table-cell office:value-type="currency" office:value="249228.44" table:style-name="ce16">
            <text:p>£249,228.44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style-name="ce16">
            <text:p>£0.00</text:p>
          </table:table-cell>
          <table:table-cell office:value-type="currency" office:value="249228.44" table:style-name="ce18">
            <text:p>£249,228.44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November</text:p>
          </table:table-cell>
          <table:table-cell office:value-type="string" table:style-name="ce6">
            <text:p>Security Industry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80" table:content-validation-name="val4" table:style-name="ce36">
            <text:p>80</text:p>
          </table:table-cell>
          <table:table-cell office:value-type="float" office:value="73.790000000000006" table:content-validation-name="val3" table:style-name="ce37">
            <text:p>73.79</text:p>
          </table:table-cell>
          <table:table-cell office:value-type="float" office:value="91" table:content-validation-name="val4" table:style-name="ce39">
            <text:p>91</text:p>
          </table:table-cell>
          <table:table-cell office:value-type="float" office:value="89.9" table:content-validation-name="val3" table:style-name="ce41">
            <text:p>89.90</text:p>
          </table:table-cell>
          <table:table-cell office:value-type="float" office:value="72" table:content-validation-name="val4" table:style-name="ce43">
            <text:p>72</text:p>
          </table:table-cell>
          <table:table-cell office:value-type="float" office:value="70.83" table:content-validation-name="val3" table:style-name="ce45">
            <text:p>70.83</text:p>
          </table:table-cell>
          <table:table-cell office:value-type="float" office:value="15" table:content-validation-name="val4" table:style-name="ce48">
            <text:p>15</text:p>
          </table:table-cell>
          <table:table-cell office:value-type="float" office:value="14.6" table:content-validation-name="val3" table:style-name="ce50">
            <text:p>14.60</text:p>
          </table:table-cell>
          <table:table-cell office:value-type="float" office:value="4" table:content-validation-name="val4" table:style-name="ce52">
            <text:p>4</text:p>
          </table:table-cell>
          <table:table-cell office:value-type="float" office:value="4" table:content-validation-name="val3" table:style-name="ce54">
            <text:p>4.00</text:p>
          </table:table-cell>
          <table:table-cell office:value-type="float" office:value="4" table:content-validation-name="val4" table:style-name="ce56">
            <text:p>4</text:p>
          </table:table-cell>
          <table:table-cell office:value-type="float" office:value="0.76" table:content-validation-name="val3" table:style-name="ce57">
            <text:p>0.76</text:p>
          </table:table-cell>
          <table:table-cell office:value-type="float" office:value="266" table:content-validation-name="val2" table:style-name="ce59">
            <text:p>266</text:p>
          </table:table-cell>
          <table:table-cell office:value-type="float" office:value="253.87999999999997" table:content-validation-name="val2" table:style-name="ce60">
            <text:p>253.88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6">
            <text:p>0.00</text:p>
          </table:table-cell>
          <table:table-cell office:value-type="float" office:value="0" table:style-name="ce97">
            <text:p>0</text:p>
          </table:table-cell>
          <table:table-cell office:value-type="float" office:value="0" table:style-name="ce99">
            <text:p>0.00</text:p>
          </table:table-cell>
          <table:table-cell office:value-type="float" office:value="4" table:style-name="ce86">
            <text:p>4</text:p>
          </table:table-cell>
          <table:table-cell office:value-type="float" office:value="3.4" table:style-name="ce111">
            <text:p>3.4</text:p>
          </table:table-cell>
          <table:table-cell office:value-type="float" office:value="4" table:style-name="ce104">
            <text:p>4</text:p>
          </table:table-cell>
          <table:table-cell office:value-type="float" office:value="3.4" table:style-name="ce105">
            <text:p>3.40</text:p>
          </table:table-cell>
          <table:table-cell office:value-type="float" office:value="270" table:content-validation-name="val2" table:style-name="ce106">
            <text:p>270</text:p>
          </table:table-cell>
          <table:table-cell office:value-type="float" office:value="257.27999999999997" table:content-validation-name="val2" table:style-name="ce107">
            <text:p>257.28</text:p>
          </table:table-cell>
          <table:table-cell office:value-type="currency" office:value="778863.6" table:content-validation-name="val1" table:style-name="ce15">
            <text:p>£778,863.60</text:p>
          </table:table-cell>
          <table:table-cell office:value-type="currency" office:value="18889.34" table:content-validation-name="val1" table:style-name="ce15">
            <text:p>£18,889.34</text:p>
          </table:table-cell>
          <table:table-cell office:value-type="currency" office:value="7000" table:content-validation-name="val1" table:style-name="ce15">
            <text:p>£7,000.00</text:p>
          </table:table-cell>
          <table:table-cell office:value-type="currency" office:value="17667.18" table:content-validation-name="val1" table:style-name="ce15">
            <text:p>£17,667.18</text:p>
          </table:table-cell>
          <table:table-cell office:value-type="currency" office:value="188373.99" table:content-validation-name="val1" table:style-name="ce15">
            <text:p>£188,373.99</text:p>
          </table:table-cell>
          <table:table-cell office:value-type="currency" office:value="86339.72" table:content-validation-name="val1" table:style-name="ce15">
            <text:p>£86,339.72</text:p>
          </table:table-cell>
          <table:table-cell office:value-type="currency" office:value="1097133.83" table:style-name="ce16">
            <text:p>£1,097,133.83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59980" table:content-validation-name="val1" table:style-name="ce17">
            <text:p>£59,980.00</text:p>
          </table:table-cell>
          <table:table-cell office:value-type="currency" office:value="59980" table:style-name="ce16">
            <text:p>£59,980.00</text:p>
          </table:table-cell>
          <table:table-cell office:value-type="currency" office:value="1157113.83" table:style-name="ce18">
            <text:p>£1,157,113.83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November</text:p>
          </table:table-cell>
          <table:table-cell office:value-type="string" table:style-name="ce6">
            <text:p>Gangmasters &amp; Labour Abuse Authority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8" table:content-validation-name="val4" table:style-name="ce35">
            <text:p>8</text:p>
          </table:table-cell>
          <table:table-cell office:value-type="float" office:value="8" table:content-validation-name="val3" table:style-name="ce38">
            <text:p>8.00</text:p>
          </table:table-cell>
          <table:table-cell office:value-type="float" office:value="9" table:content-validation-name="val4" table:style-name="ce40">
            <text:p>9</text:p>
          </table:table-cell>
          <table:table-cell office:value-type="float" office:value="7.8" table:content-validation-name="val3" table:style-name="ce42">
            <text:p>7.80</text:p>
          </table:table-cell>
          <table:table-cell office:value-type="float" office:value="92" table:content-validation-name="val4" table:style-name="ce44">
            <text:p>92</text:p>
          </table:table-cell>
          <table:table-cell office:value-type="float" office:value="90.58" table:content-validation-name="val3" table:style-name="ce46">
            <text:p>90.58</text:p>
          </table:table-cell>
          <table:table-cell office:value-type="float" office:value="9" table:content-validation-name="val4" table:style-name="ce47">
            <text:p>9</text:p>
          </table:table-cell>
          <table:table-cell office:value-type="float" office:value="8.8000000000000007" table:content-validation-name="val3" table:style-name="ce49">
            <text:p>8.80</text:p>
          </table:table-cell>
          <table:table-cell office:value-type="float" office:value="2" table:content-validation-name="val4" table:style-name="ce51">
            <text:p>2</text:p>
          </table:table-cell>
          <table:table-cell office:value-type="float" office:value="2" table:content-validation-name="val3" table:style-name="ce53">
            <text:p>2.00</text:p>
          </table:table-cell>
          <table:table-cell office:value-type="float" office:value="0" table:content-validation-name="val4" table:style-name="ce55">
            <text:p>0</text:p>
          </table:table-cell>
          <table:table-cell office:value-type="float" office:value="0" table:content-validation-name="val3" table:style-name="ce58">
            <text:p>0.00</text:p>
          </table:table-cell>
          <table:table-cell office:value-type="float" office:value="120" table:content-validation-name="val2" table:style-name="ce59">
            <text:p>120</text:p>
          </table:table-cell>
          <table:table-cell office:value-type="float" office:value="117.17999999999999" table:content-validation-name="val2" table:style-name="ce60">
            <text:p>117.18</text:p>
          </table:table-cell>
          <table:table-cell office:value-type="float" office:value="0" table:style-name="ce68">
            <text:p>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7">
            <text:p>0.00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101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105">
            <text:p>0.00</text:p>
          </table:table-cell>
          <table:table-cell office:value-type="float" office:value="120" table:content-validation-name="val2" table:style-name="ce106">
            <text:p>120</text:p>
          </table:table-cell>
          <table:table-cell office:value-type="float" office:value="117.17999999999999" table:content-validation-name="val2" table:style-name="ce107">
            <text:p>117.18</text:p>
          </table:table-cell>
          <table:table-cell office:value-type="currency" office:value="326513.14" table:content-validation-name="val1" table:style-name="ce15">
            <text:p>£326,513.14</text:p>
          </table:table-cell>
          <table:table-cell office:value-type="currency" office:value="8247.64" table:content-validation-name="val1" table:style-name="ce15">
            <text:p>£8,247.64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84627.530000000072" table:content-validation-name="val1" table:style-name="ce15">
            <text:p>£84,627.53</text:p>
          </table:table-cell>
          <table:table-cell office:value-type="currency" office:value="35979.92000000002" table:content-validation-name="val1" table:style-name="ce15">
            <text:p>£35,979.92</text:p>
          </table:table-cell>
          <table:table-cell office:value-type="currency" office:value="455368.23000000016" table:style-name="ce16">
            <text:p>£455,368.23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style-name="ce16">
            <text:p>£0.00</text:p>
          </table:table-cell>
          <table:table-cell office:value-type="currency" office:value="455368.23000000016" table:style-name="ce18">
            <text:p>£455,368.23</text:p>
          </table:table-cell>
          <table:table-cell table:number-columns-repeated="16342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5" table:style-name="ce1"/>
          <table:table-cell table:style-name="ce19"/>
          <table:table-cell table:number-columns-repeated="3" table:style-name="ce1"/>
          <table:table-cell table:style-name="ce20"/>
          <table:table-cell table:number-columns-repeated="16344" table:style-name="ce1"/>
        </table:table-row>
        <table:table-row table:number-rows-repeated="104856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13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Tony Millet</meta:initial-creator>
    <dc:creator>Mathew John Raji</dc:creator>
    <meta:creation-date>2012-07-18T14:50:11Z</meta:creation-date>
    <dc:date>2021-12-22T10:32:58Z</dc:date>
  </office:meta>
</office:document-meta>
</file>